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-Bold1" svg:font-family="Helvetica-Bold"/>
    <style:font-face style:name="MinionPro-Regular" svg:font-family="MinionPro-Regular"/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Helvetica Neue" svg:font-family="'Helvetica Neue'" style:font-adornments="Bold" style:font-pitch="variable"/>
    <style:font-face style:name="Montserrat" svg:font-family="Montserrat" style:font-adornments="Bold" style:font-pitch="variable"/>
    <style:font-face style:name="Roboto Light" svg:font-family="'Roboto Light'" style:font-pitch="variable"/>
    <style:font-face style:name="Klavika Light" svg:font-family="'Klavika Light'" style:font-family-generic="modern" style:font-pitch="variable"/>
    <style:font-face style:name="Klavika Regular" svg:font-family="'Klavika Regula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Lato" svg:font-family="Lato" style:font-family-generic="swiss" style:font-pitch="variable"/>
    <style:font-face style:name="Lato1" svg:font-family="Lato" style:font-adornments="Bold" style:font-family-generic="swiss" style:font-pitch="variable"/>
    <style:font-face style:name="Lato Light" svg:font-family="'Lato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>
      <style:paragraph-properties style:text-autospace="none"/>
      <style:text-properties style:font-name="Lato1" fo:font-weight="normal" style:font-weight-asian="normal" style:font-weight-complex="normal"/>
    </style:style>
    <style:style style:name="P2" style:family="paragraph" style:parent-style-name="Standard">
      <style:text-properties style:font-name="Roboto Light" fo:font-size="12pt" style:font-size-asian="12pt" style:font-size-complex="12pt"/>
    </style:style>
    <style:style style:name="P3" style:family="paragraph" style:parent-style-name="Standard">
      <style:text-properties style:font-name="Roboto Light" fo:font-size="12pt" fo:font-weight="normal" style:font-name-asian="Helvetica-Bold" style:font-size-asian="12pt" style:font-weight-asian="normal" style:font-name-complex="Helvetica-Bold" style:font-size-complex="12pt" style:font-weight-complex="normal"/>
    </style:style>
    <style:style style:name="P4" style:family="paragraph" style:parent-style-name="Standard" style:list-style-name="">
      <style:paragraph-properties style:text-autospace="none"/>
      <style:text-properties style:font-name="Roboto Light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style:text-autospace="none"/>
      <style:text-properties style:font-name="Roboto Light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style:text-autospace="none"/>
      <style:text-properties style:font-name="Roboto Light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7" style:family="paragraph" style:parent-style-name="Standard" style:list-style-name="">
      <style:paragraph-properties style:text-autospace="none"/>
      <style:text-properties style:font-name="Roboto Light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style:font-name="Roboto Light" fo:font-size="12pt" style:font-name-asian="Helvetica" style:font-size-asian="12pt" style:font-name-complex="Helvetica" style:font-size-complex="12pt"/>
    </style:style>
    <style:style style:name="P9" style:family="paragraph" style:parent-style-name="Standard" style:list-style-name="">
      <style:paragraph-properties style:text-autospace="none"/>
      <style:text-properties style:font-name="Roboto Light" fo:font-size="12pt" style:font-name-asian="Helvetica" style:font-size-asian="12pt" style:font-name-complex="Helvetica" style:font-size-complex="12pt"/>
    </style:style>
    <style:style style:name="P10" style:family="paragraph" style:parent-style-name="Standard" style:list-style-name="">
      <style:paragraph-properties style:text-autospace="none"/>
      <style:text-properties style:font-name="Roboto Light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">
      <style:paragraph-properties style:text-autospace="none"/>
      <style:text-properties style:font-name="Roboto Light" fo:font-size="12pt" style:text-underline-style="solid" style:text-underline-width="auto" style:text-underline-color="font-color" style:font-name-asian="Helvetica" style:font-size-asian="12pt" style:font-name-complex="Helvetica" style:font-size-complex="12pt"/>
    </style:style>
    <style:style style:name="P12" style:family="paragraph" style:parent-style-name="Standard" style:list-style-name="">
      <style:paragraph-properties style:text-autospace="none"/>
      <style:text-properties style:font-name="Roboto Light" fo:font-size="12pt" style:text-underline-style="solid" style:text-underline-width="auto" style:text-underline-color="font-color" fo:background-color="#ffff00" style:font-name-asian="Helvetica" style:font-size-asian="12pt" style:font-name-complex="Helvetica" style:font-size-complex="12pt"/>
    </style:style>
    <style:style style:name="P13" style:family="paragraph" style:parent-style-name="Standard" style:list-style-name="">
      <style:paragraph-properties style:text-autospace="none"/>
      <style:text-properties style:font-name="Roboto Light" fo:font-size="12pt" style:text-underline-style="solid" style:text-underline-width="auto" style:text-underline-color="font-color" fo:background-color="transparent" style:font-name-asian="Helvetica" style:font-size-asian="12pt" style:font-name-complex="Helvetica" style:font-size-complex="12pt"/>
    </style:style>
    <style:style style:name="P14" style:family="paragraph" style:parent-style-name="Standard" style:list-style-name="">
      <style:paragraph-properties style:text-autospace="none"/>
      <style:text-properties style:font-name="Roboto Light" fo:font-size="12pt" fo:background-color="#ffff00" style:font-name-asian="Helvetica" style:font-size-asian="12pt" style:font-name-complex="Helvetica" style:font-size-complex="12pt"/>
    </style:style>
    <style:style style:name="P15" style:family="paragraph" style:parent-style-name="Standard" style:list-style-name="">
      <style:paragraph-properties fo:text-align="start" style:justify-single-word="false" style:text-autospace="none"/>
      <style:text-properties style:font-name="Roboto Light" fo:font-size="12pt" fo:background-color="#ffff00" style:font-name-asian="Helvetica" style:font-size-asian="12pt" style:font-name-complex="Helvetica" style:font-size-complex="12pt"/>
    </style:style>
    <style:style style:name="P16" style:family="paragraph" style:parent-style-name="Standard" style:list-style-name="">
      <style:paragraph-properties style:text-autospace="none"/>
      <style:text-properties style:font-name="Roboto Light" fo:font-size="12pt" style:text-underline-style="none" fo:background-color="transparent" style:font-name-asian="Helvetica" style:font-size-asian="12pt" style:font-name-complex="Helvetica" style:font-size-complex="12pt"/>
    </style:style>
    <style:style style:name="P17" style:family="paragraph" style:parent-style-name="Standard">
      <style:paragraph-properties style:text-autospace="none"/>
      <style:text-properties style:font-name="Roboto Light" fo:font-weight="normal" style:font-weight-asian="normal" style:font-weight-complex="normal"/>
    </style:style>
    <style:style style:name="P18" style:family="paragraph" style:parent-style-name="Standard" style:list-style-name="">
      <style:paragraph-properties style:text-autospace="none"/>
      <style:text-properties style:font-name="Roboto Light" fo:font-weight="normal" style:font-weight-asian="normal" style:font-weight-complex="normal"/>
    </style:style>
    <style:style style:name="P19" style:family="paragraph" style:parent-style-name="Standard">
      <style:paragraph-properties style:text-autospace="none"/>
      <style:text-properties style:font-name="Roboto Light" style:text-underline-style="solid" style:text-underline-width="auto" style:text-underline-color="font-color" fo:font-weight="normal" style:font-weight-asian="normal" style:font-weight-complex="normal"/>
    </style:style>
    <style:style style:name="P20" style:family="paragraph" style:parent-style-name="Standard" style:list-style-name="">
      <style:paragraph-properties fo:text-align="start" style:justify-single-word="false" style:text-autospace="none"/>
      <style:text-properties style:font-name="Roboto Light" fo:font-size="10pt" style:font-name-asian="Helvetica" style:font-size-asian="10pt" style:font-name-complex="Helvetica" style:font-size-complex="10pt"/>
    </style:style>
    <style:style style:name="P21" style:family="paragraph" style:parent-style-name="Standard" style:list-style-name="">
      <style:paragraph-properties style:text-autospace="none"/>
      <style:text-properties style:font-name="Roboto Light" fo:font-size="10pt" style:font-name-asian="Helvetica" style:font-size-asian="10pt" style:font-name-complex="Helvetica" style:font-size-complex="10pt"/>
    </style:style>
    <style:style style:name="P22" style:family="paragraph" style:parent-style-name="Standard" style:list-style-name="">
      <style:paragraph-properties style:text-autospace="none"/>
      <style:text-properties style:font-name="Roboto Light" fo:font-size="10pt" fo:background-color="#ffff00" style:font-name-asian="Helvetica" style:font-size-asian="10pt" style:font-name-complex="Helvetica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Roboto Light"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 style:list-style-name="">
      <style:paragraph-properties style:text-autospace="none"/>
      <style:text-properties fo:color="#666666" style:font-name="Roboto Light" fo:font-size="10pt" fo:font-style="italic" style:text-underline-style="none" style:font-name-asian="Helvetica" style:font-size-asian="10pt" style:font-style-asian="italic" style:font-name-complex="Helvetica" style:font-size-complex="10pt" style:font-style-complex="italic"/>
    </style:style>
    <style:style style:name="P25" style:family="paragraph" style:parent-style-name="Footer">
      <style:paragraph-properties fo:text-align="end" style:justify-single-word="false"/>
      <style:text-properties style:font-name="Roboto Light"/>
    </style:style>
    <style:style style:name="T1" style:family="text">
      <style:text-properties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name-asian="Helvetica-Bold" style:font-size-asian="12pt" style:font-name-complex="Helvetica-Bold" style:font-size-complex="12pt"/>
    </style:style>
    <style:style style:name="T4" style:family="text">
      <style:text-properties fo:font-size="12pt" style:font-name-asian="Helvetica" style:font-size-asian="12pt" style:font-name-complex="Helvetica" style:font-size-complex="12pt"/>
    </style:style>
    <style:style style:name="T5" style:family="text">
      <style:text-properties fo:font-size="12pt" style:font-name-asian="MinionPro-Regular" style:font-size-asian="12pt" style:font-name-complex="MinionPro-Regular" style:font-size-complex="12pt"/>
    </style:style>
    <style:style style:name="T6" style:family="text">
      <style:text-properties fo:font-size="12pt" style:text-underline-style="none" fo:font-weight="normal" fo:background-color="transparent" style:font-name-asian="Helvetica-Bold" style:font-size-asian="12pt" style:font-weight-asian="normal" style:font-name-complex="Helvetica-Bold" style:font-size-complex="12pt" style:font-weight-complex="normal"/>
    </style:style>
    <style:style style:name="T7" style:family="text">
      <style:text-properties fo:font-size="12pt" style:text-underline-style="none" fo:font-weight="normal" style:font-name-asian="Helvetica-Bold" style:font-size-asian="12pt" style:font-weight-asian="normal" style:font-name-complex="Helvetica-Bold" style:font-size-complex="12pt" style:font-weight-complex="normal"/>
    </style:style>
    <style:style style:name="T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fo:background-color="transparent" style:font-name-asian="Helvetica-Bold" style:font-size-asian="12pt" style:font-weight-asian="normal" style:font-name-complex="Helvetica-Bold" style:font-size-complex="12pt" style:font-weight-complex="normal"/>
    </style:style>
    <style:style style:name="T10" style:family="text">
      <style:text-properties fo:font-weight="bold" style:font-name-asian="Helvetica-Bold" style:font-weight-asian="bold" style:font-name-complex="Helvetica-Bold" style:font-weight-complex="bold"/>
    </style:style>
    <style:style style:name="T11" style:family="text">
      <style:text-properties style:font-name-asian="Helvetica-Bold" style:font-name-complex="Helvetica-Bold"/>
    </style:style>
    <style:style style:name="T12" style:family="text">
      <style:text-properties fo:font-weight="normal" style:font-name-asian="Helvetica-Bold" style:font-weight-asian="normal" style:font-name-complex="Helvetica-Bold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-asian="Helvetica-Bold1" style:font-name-complex="Helvetica-Bold1"/>
    </style:style>
    <style:style style:name="T15" style:family="text">
      <style:text-properties style:text-underline-style="none" fo:font-weight="normal" fo:background-color="transparent" style:font-name-asian="Helvetica-Bold" style:font-weight-asian="normal" style:font-name-complex="Helvetica-Bold" style:font-weight-complex="normal"/>
    </style:style>
    <style:style style:name="T16" style:family="text">
      <style:text-properties style:text-underline-style="none" fo:font-weight="normal" fo:background-color="transparent" style:font-weight-asian="normal" style:font-weight-complex="normal"/>
    </style:style>
    <style:style style:name="T17" style:family="text">
      <style:text-properties style:text-underline-style="none" fo:font-weight="normal" style:font-name-asian="Helvetica-Bold" style:font-weight-asian="normal" style:font-name-complex="Helvetica-Bold" style:font-weight-complex="normal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bold" style:font-name-asian="Helvetica-Bold" style:font-weight-asian="bold" style:font-name-complex="Helvetica-Bold" style:font-weight-complex="bold"/>
    </style:style>
    <style:style style:name="T20" style:family="text">
      <style:text-properties fo:color="#666666" style:font-name="Roboto Light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T21" style:family="text">
      <style:text-properties fo:color="#666666" fo:font-style="italic" fo:font-weight="normal" style:font-name-asian="Helvetica-Bold" style:font-style-asian="italic" style:font-weight-asian="normal" style:font-name-complex="Helvetica-Bold" style:font-style-complex="italic" style:font-weight-complex="normal"/>
    </style:style>
    <style:style style:name="T22" style:family="text">
      <style:text-properties style:text-underline-style="solid" style:text-underline-width="auto" style:text-underline-color="font-color" fo:font-weight="bold" style:font-name-asian="Helvetica-Bold" style:font-weight-asian="bold" style:font-name-complex="Helvetica-Bold" style:font-weight-complex="bold"/>
    </style:style>
    <style:style style:name="T23" style:family="text">
      <style:text-properties style:text-underline-style="solid" style:text-underline-width="auto" style:text-underline-color="font-color" style:font-name-asian="Helvetica-Bold" style:font-name-complex="Helvetica-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 is to specify all the key questions that we should do to a client to have a nice base to start the project.</text:p>
      <text:p text:style-name="P2"/>
      <text:p text:style-name="P2">Everything between quotes is the final text to be included in the Client Form.</text:p>
      <text:p text:style-name="P2"/>
      <text:p text:style-name="P2">Intinial Description text:</text:p>
      <text:p text:style-name="P2"/>
      <text:p text:style-name="P3">"Please answer these questions to the best of your ability. If a question isn<text:span text:style-name="T14">ʼ</text:span>t relevant or</text:p>
      <text:p text:style-name="P4"><text:span text:style-name="T11">you don</text:span><text:span text:style-name="T14">ʼ</text:span><text:span text:style-name="T11">t know the answer just leave it blank and we can discuss if needed."</text:span></text:p>
      <text:p text:style-name="P4"><text:span text:style-name="T11"/></text:p>
      <text:p text:style-name="P10"><text:span text:style-name="T10">Contact Form Section Title </text:span><text:span text:style-name="T11">- "Contact Information:"</text:span></text:p>
      <text:p text:style-name="P4"><text:span text:style-name="T11"/></text:p>
      <text:list xml:id="list8992987251199433982" text:style-name="L1">
        <text:list-item>
          <text:p text:style-name="P5"><text:span text:style-name="T11">"Your Name"</text:span></text:p>
        </text:list-item>
        <text:list-item>
          <text:p text:style-name="P5"><text:span text:style-name="T11">"Company Name"</text:span></text:p>
        </text:list-item>
        <text:list-item>
          <text:p text:style-name="P5"><text:span text:style-name="T11">"Phone Number"</text:span></text:p>
        </text:list-item>
        <text:list-item>
          <text:p text:style-name="P5"><text:span text:style-name="T11">"Address"</text:span></text:p>
        </text:list-item>
        <text:list-item>
          <text:p text:style-name="P5"><text:span text:style-name="T11">"Email"</text:span></text:p>
        </text:list-item>
      </text:list>
      <text:p text:style-name="P19"><text:span text:style-name="T3"/></text:p>
      <text:p text:style-name="P19"><text:span text:style-name="T1">Contact Form Section Title</text:span><text:span text:style-name="T3"> - "General Information:"</text:span></text:p>
      <text:p text:style-name="P17"><text:span text:style-name="T3"/></text:p>
      <text:p text:style-name="P18"><text:span text:style-name="T3">"</text:span><text:span text:style-name="T4">Who are the primary contacts from your organization for this project? Please list names, titles, email and phone numbers.</text:span><text:span text:style-name="T1">"</text:span></text:p>
      <text:p text:style-name="P18"><text:span text:style-name="T1"/></text:p>
      <text:list xml:id="list9202643112353954269" text:style-name="L2">
        <text:list-item>
          <text:p text:style-name="P1"><text:span text:style-name="T20">i.e. Manuel Gonzalez, Creative Director, </text:span><text:a xlink:type="simple" xlink:href="mailto:manuel@radicalgraphics.com" text:style-name="Internet_20_link" text:visited-style-name="Visited_20_Internet_20_Link">manuel@radicalgraphics.com</text:a><text:span text:style-name="T20">, 0683803805.</text:span></text:p>
        </text:list-item>
      </text:list>
      <text:p text:style-name="P17"><text:span text:style-name="T1"/></text:p>
      <text:p text:style-name="P6"><text:span text:style-name="T11">"</text:span>What is you intended launch date for the new site? Are there any outside considerations</text:p>
      <text:p text:style-name="P18"><text:span text:style-name="T4">that might affect the schedule (for example, PR launch, trade show, annual report)?"</text:span></text:p>
      <text:p text:style-name="P18"><text:span text:style-name="T4"/></text:p>
      <text:p text:style-name="P17"><text:span text:style-name="T3">"</text:span><text:span text:style-name="T4">Do you have a specific budget range already establishes for this project/ Can this project</text:span></text:p>
      <text:p text:style-name="P18"><text:span text:style-name="T4">be divided into phases to accommodate budget and timing restraints?</text:span><text:span text:style-name="T1">"</text:span></text:p>
      <text:p text:style-name="P18"><text:span text:style-name="T1"/></text:p>
      <text:p text:style-name="P7"><text:span text:style-name="T11">"</text:span>What third party companies or agencies are you also working with on this project? Will you</text:p>
      <text:p text:style-name="P18"><text:span text:style-name="T4">need Executionists to be the main project managers or will you be the hub for all the work?</text:span><text:span text:style-name="T1">"</text:span></text:p>
      <text:p text:style-name="P18"><text:span text:style-name="T1"/></text:p>
      <text:p text:style-name="P7"><text:span text:style-name="T11">"</text:span>Current Website (if applicable):<text:span text:style-name="T10">"</text:span></text:p>
      <text:p text:style-name="P7"><text:span text:style-name="T10"/></text:p>
      <text:p text:style-name="P7"><text:span text:style-name="T11">"</text:span>Current (or intended) website URL:<text:span text:style-name="T10">"</text:span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oft-page-break/><text:span text:style-name="T22">Contact Form Section Title</text:span><text:span text:style-name="T23"> - "Bussines Objectives:"</text:span></text:p>
      <text:p text:style-name="P7"><text:span text:style-name="T11"/></text:p>
      <text:p text:style-name="P7"><text:span text:style-name="T11">"</text:span>Please provide a concise statement about the goal or purpose of the website"</text:p>
      <text:p text:style-name="P7"/>
      <text:p text:style-name="P8">"Competitive positioning, how does your company differentiate itself from competitors?"</text:p>
      <text:p text:style-name="P8"/>
      <text:p text:style-name="P8">"Please list competitor URLs you find compelling and why."</text:p>
      <text:p text:style-name="P8"/>
      <text:p text:style-name="P8">"What areas of the current site are successful and why?"</text:p>
      <text:p text:style-name="P8"/>
      <text:p text:style-name="P8">"Do you feel your current site promotes a favorable user experience? If not, please list any</text:p>
      <text:p text:style-name="P8">shortcomings on the site or anything you would like changed."</text:p>
      <text:p text:style-name="P8"/>
      <text:p text:style-name="P8">"Have you conducted usability tests or gathered visitor feedback for your current site?</text:p>
      <text:p text:style-name="P9">Please include when and any reports or findings.<text:span text:style-name="T12">" </text:span><text:span text:style-name="T21">(an input file should be considered here)</text:span></text:p>
      <text:p text:style-name="P9"><text:span text:style-name="T12"/></text:p>
      <text:p text:style-name="P11"><text:span text:style-name="T12"/></text:p>
      <text:p text:style-name="P11"><text:span text:style-name="T10">Contact Form Section Title</text:span><text:span text:style-name="T12"> – "Look &amp; Feel:"</text:span></text:p>
      <text:p text:style-name="P7"><text:span text:style-name="T11"/></text:p>
      <text:p text:style-name="P7"><text:span text:style-name="T11">"</text:span>Do you have a logo? Do you want a [new] logo?"</text:p>
      <text:p text:style-name="P7"/>
      <text:p text:style-name="P8">"How important is it to maintain your current look, feel, logo, and branding?"</text:p>
      <text:p text:style-name="P8"/>
      <text:p text:style-name="P8">"Does your company/organization have a tagline?"</text:p>
      <text:p text:style-name="P8"/>
      <text:p text:style-name="P14">"Would you like us to create a Brand StyleGuide?<text:span text:style-name="T12">"</text:span></text:p>
      <text:p text:style-name="P9"><text:span text:style-name="T12"/></text:p>
      <text:p text:style-name="P9"><text:span text:style-name="T12">"</text:span><text:span text:style-name="T13">Do you have imagery or photos you want to provide?</text:span><text:span text:style-name="T12">"</text:span></text:p>
      <text:p text:style-name="P9"><text:span text:style-name="T12"/></text:p>
      <text:p text:style-name="P9"><text:span text:style-name="T12">"</text:span><text:span text:style-name="T13">Describe visual elements or content that should be utilized from your current site or</text:span></text:p>
      <text:p text:style-name="P9">marketing materials (logo, color scheme, navigation, naming conventions, etc.).<text:span text:style-name="T12">"</text:span></text:p>
      <text:p text:style-name="P9"><text:span text:style-name="T12"/></text:p>
      <text:p text:style-name="P9"><text:span text:style-name="T12">"</text:span><text:span text:style-name="T13">Use a few adjectives to describe how your site visitor should perceive the new site.</text:span></text:p>
      <text:p text:style-name="P8">(Examples include prestigious, friendly, corporate, fun, forward thinking, innovative, and</text:p>
      <text:p text:style-name="P9">cutting edge.)<text:span text:style-name="T12">"</text:span></text:p>
      <text:p text:style-name="P9"><text:span text:style-name="T12"/></text:p>
      <text:p text:style-name="P14"><text:span text:style-name="T12">"</text:span><text:span text:style-name="T13">How is your company currently perceived offline? Do you want to carry the same kind of</text:span></text:p>
      <text:p text:style-name="P14">message through your website?<text:span text:style-name="T12">"</text:span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3"><text:soft-page-break/><text:span text:style-name="T10">Contact Form Section Title</text:span><text:span text:style-name="T12"> – "Technology:"</text:span></text:p>
      <text:p text:style-name="P13"><text:span text:style-name="T12"/></text:p>
      <text:p text:style-name="P16"><text:span text:style-name="T12">"</text:span><text:span text:style-name="T13">What is your target platform and browser? Whom can we talk to in your organization to</text:span></text:p>
      <text:p text:style-name="P9">help respond to technical issues?<text:span text:style-name="T15">"</text:span></text:p>
      <text:p text:style-name="P9"><text:span text:style-name="T15"/></text:p>
      <text:p text:style-name="P9"><text:span text:style-name="T15">"</text:span><text:span text:style-name="T16">Will you need any of the following? Check all that apply.</text:span></text:p>
      <text:p text:style-name="P20"><text:span text:style-name="T5">☐ </text:span><text:span text:style-name="T2">Search Engine Optimization</text:span></text:p>
      <text:p text:style-name="P20"><text:span text:style-name="T5">☐ </text:span><text:span text:style-name="T2">Registration (log-in / membership)</text:span></text:p>
      <text:p text:style-name="P20"><text:span text:style-name="T5">☐ </text:span><text:span text:style-name="T2">Survey/Voting Tools</text:span></text:p>
      <text:p text:style-name="P20"><text:span text:style-name="T5">☐ </text:span><text:span text:style-name="T2">Mobile / Tablet Optimized</text:span></text:p>
      <text:p text:style-name="P20"><text:span text:style-name="T5">☐ </text:span><text:span text:style-name="T2">Newsletter Distribution</text:span></text:p>
      <text:p text:style-name="P20"><text:span text:style-name="T5">☐ </text:span><text:span text:style-name="T2">Hardened Web Security</text:span></text:p>
      <text:p text:style-name="P20"><text:span text:style-name="T5">☐ </text:span><text:span text:style-name="T2">Photo Gallery</text:span></text:p>
      <text:p text:style-name="P21"><text:span text:style-name="T5">☐ </text:span><text:span text:style-name="T2">Web Traffic Analytics Tools</text:span><text:span text:style-name="T6">"</text:span></text:p>
      <text:p text:style-name="P21"><text:span text:style-name="T6"/></text:p>
      <text:p text:style-name="P24"><text:span text:style-name="T9">(We have to consider here a checkbox section)</text:span></text:p>
      <text:p text:style-name="P21"><text:span text:style-name="T6"/></text:p>
      <text:p text:style-name="P21"><text:span text:style-name="T6"/></text:p>
      <text:p text:style-name="P9"><text:span text:style-name="T15">"</text:span><text:span text:style-name="T16">Would you like us to import metadata from the old site? Doe the old site have a blog? If so,</text:span></text:p>
      <text:p text:style-name="P9">what blogging framework is being used?<text:span text:style-name="T15">"</text:span></text:p>
      <text:p text:style-name="P9"><text:span text:style-name="T15"/></text:p>
      <text:p text:style-name="P9"><text:span text:style-name="T15">"</text:span><text:span text:style-name="T16">Does the site need to integrate with any pre-existing database? If so, what kind of</text:span></text:p>
      <text:p text:style-name="P8">database is currently being used? (FileMaker, Access, SQL Server, Oracle, etc.)</text:p>
      <text:p text:style-name="P9">Will you be using any scripts or code that have already been established?<text:span text:style-name="T15">"</text:span></text:p>
      <text:p text:style-name="P9"><text:span text:style-name="T15"/></text:p>
      <text:p text:style-name="P9"><text:span text:style-name="T15">"</text:span><text:span text:style-name="T16">Do you have an in-house IT person who can maintain the site?</text:span><text:span text:style-name="T15">"</text:span></text:p>
      <text:p text:style-name="P9"><text:span text:style-name="T15"/></text:p>
      <text:p text:style-name="P13"><text:span text:style-name="T19">Contact Form Section Title</text:span><text:span text:style-name="T17"> – "Content:"</text:span></text:p>
      <text:p text:style-name="P13"><text:span text:style-name="T17"/></text:p>
      <text:p text:style-name="P9"><text:span text:style-name="T15">"</text:span><text:span text:style-name="T16">Do you have content for the site? If not, will you be creating content in-house or using an</text:span></text:p>
      <text:p text:style-name="P8">outside provider?"</text:p>
      <text:p text:style-name="P8"/>
      <text:p text:style-name="P8">"How will the content of this site differ from your current site? Do you already have a</text:p>
      <text:p text:style-name="P9">sitemap or outline for the proposed design?<text:span text:style-name="T15">"</text:span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13"><text:soft-page-break/><text:span text:style-name="T19">Contact Form Section Title</text:span><text:span text:style-name="T17"> – "Marketing <text:s/>/ Audience:"</text:span></text:p>
      <text:p text:style-name="P13"><text:span text:style-name="T17"/></text:p>
      <text:p text:style-name="P12"><text:span text:style-name="T17">"</text:span><text:span text:style-name="T18">Describe a typical site visitor/ target audience: How often are they online, what do they use</text:span></text:p>
      <text:p text:style-name="P15">the web for? Include basic demographics: age, occupation, income level, purchasing</text:p>
      <text:p text:style-name="P15">habits. (Use as much detail as possible in profiling your target. Profile more than one type</text:p>
      <text:p text:style-name="P15">if appropriate.)"</text:p>
      <text:p text:style-name="P8"/>
      <text:p text:style-name="P8">"What is the primary “action” the site visitor should take when coming to your site (i.e. make</text:p>
      <text:p text:style-name="P9">a purchase, become a member, search for information)?<text:span text:style-name="T15">"</text:span></text:p>
      <text:p text:style-name="P9"><text:span text:style-name="T15"/></text:p>
      <text:p text:style-name="P22"><text:span text:style-name="T7">"</text:span><text:span text:style-name="T8">What are some of the key reasons the target audience chooses your companyʼs products</text:span></text:p>
      <text:p text:style-name="P15">and/or services (cost, service, value)?"</text:p>
      <text:p text:style-name="P8"/>
      <text:p text:style-name="P15">"What is the overall message you are trying to convey to your target audience? (IE costeffective, secure, reliable, efficient.)"</text:p>
      <text:p text:style-name="P8"/>
      <text:p text:style-name="P8">"Do you have Google Analytics and/or Bing Analytics installed on the current site? Would</text:p>
      <text:p text:style-name="P8">you like support with analytics?"</text:p>
      <text:p text:style-name="P8"/>
      <text:p text:style-name="P15">"Will you need 301 redirects from an old site?"</text:p>
      <text:p text:style-name="P9"/>
      <text:p text:style-name="P14">"Do you have an email marketing account set up? If so, which vendor do you use?<text:span text:style-name="T17">"</text:span></text:p>
      <text:p text:style-name="P14"><text:span text:style-name="T17"/></text:p>
      <text:p text:style-name="P13"><text:span text:style-name="T19">Contact Form Section Title</text:span><text:span text:style-name="T17"> – "e-commerce:"</text:span></text:p>
      <text:p text:style-name="P13"><text:span text:style-name="T17"/></text:p>
      <text:p text:style-name="P13"><text:span text:style-name="T17">"</text:span><text:span text:style-name="T18">Describe what you will be selling (hard goods, services, downloadable product). Do</text:span></text:p>
      <text:p text:style-name="P8">products have particular features? (Please describe all options and configurations of size,</text:p>
      <text:p text:style-name="P8">color, strap, finish, etc.)"</text:p>
      <text:p text:style-name="P8"/>
      <text:p text:style-name="P8">"Do you want the ability for users to share products via social channels? What about “tell a</text:p>
      <text:p text:style-name="P8">friend”?"</text:p>
      <text:p text:style-name="P8"/>
      <text:p text:style-name="P8">"How many categories? How many products initial and how many products in a year?"</text:p>
      <text:p text:style-name="P8"/>
      <text:p text:style-name="P15">"Do you want to set up cross-selling, upselling on the product detail pages?"</text:p>
      <text:p text:style-name="P8"/>
      <text:p text:style-name="P9">"Do you need particular search filters for searching the product catalog?<text:span text:style-name="T15">"</text:span></text:p>
      <text:p text:style-name="P9"><text:span text:style-name="T15"/></text:p>
      <text:p text:style-name="P14"><text:span text:style-name="T17">"</text:span><text:span text:style-name="T18">Do you need to integrate with any ERP or 3PL? Would you want to import product data</text:span></text:p>
      <text:p text:style-name="P15">initially from a .csv file?"</text:p>
      <text:p text:style-name="P8"/>
      <text:p text:style-name="P8"><text:soft-page-break/>"How will you be managing inventory?"</text:p>
      <text:p text:style-name="P8"/>
      <text:p text:style-name="P20"><text:span text:style-name="T2">"Will you be generating coupon codes, discounts? Describe how youʼd like these to work."</text:span></text:p>
      <text:p text:style-name="P20"><text:span text:style-name="T2"/></text:p>
      <text:p text:style-name="P8">"Will there be any particular shipping rules (free shipping over a certain cost, flat rate, table</text:p>
      <text:p text:style-name="P8">rates, etc.)"</text:p>
      <text:p text:style-name="P8"/>
      <text:p text:style-name="P8">"What shippers will you be using?"</text:p>
      <text:p text:style-name="P8"/>
      <text:p text:style-name="P15">"Which payment gateways and services do you want to offer? (PayPal, Google Wallet, bank</text:p>
      <text:p text:style-name="P15">transfer, COD, check/ money order, zero total checkout)."</text:p>
      <text:p text:style-name="P8"/>
      <text:p text:style-name="P15">"Would you want your store to sync with eBay or Amazon account?"</text:p>
      <text:p text:style-name="P15"/>
      <text:p text:style-name="P8">"Do you want to show translated versions of your store?"</text:p>
      <text:p text:style-name="P8"/>
      <text:p text:style-name="P8">"Do you want to allow customer reviews?"</text:p>
      <text:p text:style-name="P9"/>
      <text:p text:style-name="P9">"Do you want to enable customers to create and save wishlists?<text:span text:style-name="T15">"</text:span></text:p>
      <text:p text:style-name="P9"><text:span text:style-name="T15"/></text:p>
      <text:p text:style-name="P9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-Bold1" svg:font-family="Helvetica-Bold"/>
    <style:font-face style:name="MinionPro-Regular" svg:font-family="MinionPro-Regular"/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Helvetica Neue" svg:font-family="'Helvetica Neue'" style:font-adornments="Bold" style:font-pitch="variable"/>
    <style:font-face style:name="Montserrat" svg:font-family="Montserrat" style:font-adornments="Bold" style:font-pitch="variable"/>
    <style:font-face style:name="Roboto Light" svg:font-family="'Roboto Light'" style:font-pitch="variable"/>
    <style:font-face style:name="Klavika Light" svg:font-family="'Klavika Light'" style:font-family-generic="modern" style:font-pitch="variable"/>
    <style:font-face style:name="Klavika Regular" svg:font-family="'Klavika Regula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Lato" svg:font-family="Lato" style:font-family-generic="swiss" style:font-pitch="variable"/>
    <style:font-face style:name="Lato1" svg:font-family="Lato" style:font-adornments="Bold" style:font-family-generic="swiss" style:font-pitch="variable"/>
    <style:font-face style:name="Lato Light" svg:font-family="'Lato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Roboto Light" fo:font-size="16pt" fo:font-weight="bold" style:font-size-asian="16pt" style:font-weight-asian="bold" style:font-size-complex="16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Roboto Ligh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title/>Radical Graphics – Client Questionnaire – v0.1</text:p>
      </style:header>
      <style:footer>
        <text:p text:style-name="MP2">Page: 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8M29S</meta:editing-duration>
    <meta:editing-cycles>7</meta:editing-cycles>
    <meta:generator>OpenOffice/4.1.1$Win32 OpenOffice.org_project/411m6$Build-9775</meta:generator>
    <dc:date>2014-10-29T14:45:38.23</dc:date>
    <dc:creator>Manuel Gonzalez Garcia</dc:creator>
    <meta:document-statistic meta:table-count="0" meta:image-count="0" meta:object-count="0" meta:page-count="5" meta:paragraph-count="106" meta:word-count="1045" meta:character-count="6339"/>
    <meta:user-defined meta:name="Info 1"/>
    <meta:user-defined meta:name="Info 2"/>
    <meta:user-defined meta:name="Info 3"/>
    <meta:user-defined meta:name="Info 4"/>
  </office:meta>
</office:document-meta>
</file>